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3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7.397cm"/>
    </style:style>
    <style:style style:name="co6" style:family="table-column">
      <style:table-column-properties fo:break-before="auto" style:column-width="6.405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10.74cm"/>
    </style:style>
    <style:style style:name="co9" style:family="table-column">
      <style:table-column-properties fo:break-before="auto" style:column-width="10.843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9"/>
        <table:table-column table:style-name="co10" table:default-cell-style-name="ce60"/>
        <table:table-column table:style-name="co11" table:default-cell-style-name="Default"/>
        <table:table-row table:style-name="ro1">
          <table:table-cell table:style-name="ce33" office:value-type="string" calcext:value-type="string">
            <text:p>// {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3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3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3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3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3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3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Angstrom?</text:p>
          </table:table-cell>
          <table:table-cell table:style-name="ce44" table:number-columns-repeated="3"/>
          <table:table-cell table:style-name="ce44" office:value-type="string" calcext:value-type="string">
            <text:p>%sangstrom?</text:p>
          </table:table-cell>
          <table:table-cell table:style-name="ce44" office:value-type="string" calcext:value-type="string">
            <text:p>%sÅ</text:p>
          </table:table-cell>
          <table:table-cell table:style-name="ce44" office:value-type="string" calcext:value-type="string">
            <text:p>angstrom</text:p>
          </table:table-cell>
          <table:table-cell table:style-name="ce44" office:value-type="string" calcext:value-type="string">
            <text:p>TMeter?</text:p>
          </table:table-cell>
          <table:table-cell table:style-name="ce58" office:value-type="string" calcext:value-type="string">
            <text:p>1E-1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root [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RootMeter?</text:p>
          </table:table-cell>
          <table:table-cell table:style-name="ce43" office:value-type="string" calcext:value-type="string">
            <text:p>SquareRoo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square root %smeter?</text:p>
          </table:table-cell>
          <table:table-cell table:style-name="ce43" office:value-type="string" calcext:value-type="string">
            <text:p>√%sm</text:p>
          </table:table-cell>
          <table:table-cell table:style-name="ce43" table:number-columns-repeated="5"/>
        </table:table-row>
        <table:table-row table:style-name="ro1">
          <table:table-cell table:style-name="ce44" office:value-type="string" calcext:value-type="string">
            <text:p>TSquareRootMeter?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TSquareRootMeter?</text:p>
          </table:table-cell>
          <table:table-cell table:style-name="ce44" table:number-columns-repeated="4"/>
          <table:table-cell table:style-name="ce58"/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3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1E+03</text:p>
          </table:table-cell>
          <table:table-cell table:style-name="ce58" office:value-type="string" calcext:value-type="string">
            <text:p>-------LLL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3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45359237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3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028349523125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3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6.35029318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3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907.18474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 table:number-columns-repeated="8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33" office:value-type="string" calcext:value-type="string">
            <text:p>// {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table:number-columns-repeated="3"/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table:number-columns-repeated="3"/>
          <table:table-cell table:style-name="ce45" office:value-type="string" calcext:value-type="string">
            <text:p>radian? per square %ssecond</text:p>
          </table:table-cell>
          <table:table-cell table:style-name="ce45" office:value-type="string" calcext:value-type="string">
            <text:p>rad/%ss2</text:p>
          </table:table-cell>
          <table:table-cell table:style-name="ce4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adian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33" office:value-type="string" calcext:value-type="string">
            <text:p>// {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KilogramMeter?PerSecond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square root meter [ 1 /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TSquareRootMeter?</text:p>
          </table:table-cell>
          <table:table-cell table:style-name="ce45" office:value-type="string" calcext:value-type="string">
            <text:p>reciprocal square root %smeter?</text:p>
          </table:table-cell>
          <table:table-cell table:style-name="ce45" office:value-type="string" calcext:value-type="string">
            <text:p>1/√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reciprocal %smeter?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SquareRoo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aure root cubic meter [ 1 / √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reciprocal square root cubic %smeter?</text:p>
          </table:table-cell>
          <table:table-cell table:style-name="ce45" office:value-type="string" calcext:value-type="string">
            <text:p>1/√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uare meter [ 1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reciprocal square %smeter?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3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2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ttronvolt?</text:p>
          </table:table-cell>
          <table:table-cell table:style-name="ce44" table:number-columns-repeated="3"/>
          <table:table-cell table:style-name="ce44" office:value-type="string" calcext:value-type="string">
            <text:p>%selet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1.602176634E-019</text:p>
          </table:table-cell>
          <table:table-cell table:style-name="ce58" office:value-type="string" calcext:value-type="string">
            <text:p>------SSS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3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Rydberg?</text:p>
          </table:table-cell>
          <table:table-cell table:style-name="ce44" table:number-columns-repeated="3"/>
          <table:table-cell table:style-name="ce44" office:value-type="string" calcext:value-type="string">
            <text:p>%srydberg?</text:p>
          </table:table-cell>
          <table:table-cell table:style-name="ce44" office:value-type="string" calcext:value-type="string">
            <text:p>%sRy</text:p>
          </table:table-cell>
          <table:table-cell table:style-name="ce44" office:value-type="string" calcext:value-type="string">
            <text:p>Ry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2.1798723611035E-1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Calorie?</text:p>
          </table:table-cell>
          <table:table-cell table:style-name="ce44" table:number-columns-repeated="3"/>
          <table:table-cell table:style-name="ce44" office:value-type="string" calcext:value-type="string">
            <text:p>%scalorie?</text:p>
          </table:table-cell>
          <table:table-cell table:style-name="ce44" office:value-type="string" calcext:value-type="string">
            <text:p>%scal</text:p>
          </table:table-cell>
          <table:table-cell table:style-name="ce44" office:value-type="string" calcext:value-type="string">
            <text:p>cal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4.184</text:p>
          </table:table-cell>
          <table:table-cell table:style-name="ce58" office:value-type="string" calcext:value-type="string">
            <text:p>--------SS--------------</text:p>
          </table:table-cell>
          <table:table-cell table:style-name="ce44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joule? per radian</text:p>
          </table:table-cell>
          <table:table-cell table:style-name="ce55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3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3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3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2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gray [ Gy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Gray?</text:p>
          </table:table-cell>
          <table:table-cell table:style-name="ce45" table:number-columns-repeated="3"/>
          <table:table-cell table:style-name="ce45" office:value-type="string" calcext:value-type="string">
            <text:p>%sgray?</text:p>
          </table:table-cell>
          <table:table-cell table:style-name="ce45" office:value-type="string" calcext:value-type="string">
            <text:p>%sGy</text:p>
          </table:table-cell>
          <table:table-cell table:style-name="ce45" office:value-type="string" calcext:value-type="string">
            <text:p>Gy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ievert [ Sv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vert?</text:p>
          </table:table-cell>
          <table:table-cell table:style-name="ce45" table:number-columns-repeated="3"/>
          <table:table-cell table:style-name="ce45" office:value-type="string" calcext:value-type="string">
            <text:p>%ssievert?</text:p>
          </table:table-cell>
          <table:table-cell table:style-name="ce45" office:value-type="string" calcext:value-type="string">
            <text:p>%sSv</text:p>
          </table:table-cell>
          <table:table-cell table:style-name="ce45" office:value-type="string" calcext:value-type="string">
            <text:p>Sv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SPECIFIC WEIGH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CONTINUITY EQUATION: VOLUM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DYNAMIC &amp; KINEMATIC VISCO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pascal second [ Pa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Second?</text:p>
          </table:table-cell>
          <table:table-cell table:style-name="ce45" table:number-columns-repeated="3"/>
          <table:table-cell table:style-name="ce45" office:value-type="string" calcext:value-type="string">
            <text:p>%spascal %ssecond?</text:p>
          </table:table-cell>
          <table:table-cell table:style-name="ce45" office:value-type="string" calcext:value-type="string">
            <text:p>%sPa.%ss</text:p>
          </table:table-cell>
          <table:table-cell table:style-name="ce45"/>
          <table:table-cell table:style-name="ce45" office:value-type="string" calcext:value-type="string">
            <text:p>TPoiseuille?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POISEUILLE'S LAW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KEPLER'S LAW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33" office:value-type="string" calcext:value-type="string">
            <text:p>// { UNIVERSAL GRAVITATIONAL CONSTAN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Cubic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SquareMeter?PerSecond</text:p>
          </table:table-cell>
          <table:table-cell table:style-name="ce51" office:value-type="string" calcext:value-type="string">
            <text:p>T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newton cubic meter [ N *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 cubic %smeter?</text:p>
          </table:table-cell>
          <table:table-cell table:style-name="ce45" office:value-type="string" calcext:value-type="string">
            <text:p>%sN.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LINEAR THERMAL EXPANS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APACITY &amp; LATENT HEA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gram %skelvin?</text:p>
          </table:table-cell>
          <table:table-cell table:style-name="ce55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ilogram [ J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</text:p>
          </table:table-cell>
          <table:table-cell table:style-name="ce45" table:number-columns-repeated="3"/>
          <table:table-cell table:style-name="ce45" office:value-type="string" calcext:value-type="string">
            <text:p>%sjoule? per %sgram</text:p>
          </table:table-cell>
          <table:table-cell table:style-name="ce45" office:value-type="string" calcext:value-type="string">
            <text:p>%sJ/%sg</text:p>
          </table:table-cell>
          <table:table-cell table:style-name="ce45"/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ONDU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HEAT CONVE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6" office:value-type="string" calcext:value-type="string">
            <text:p>%sm2.%sK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4" office:value-type="string" calcext:value-type="string">
            <text:p>%sW/%sm2/%sK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THERMAL RADI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54" office:value-type="string" calcext:value-type="string">
            <text:p>square %smeter quartic %skelvin?</text:p>
          </table:table-cell>
          <table:table-cell table:style-name="ce54" office:value-type="string" calcext:value-type="string">
            <text:p>%sm2.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4" office:value-type="string" calcext:value-type="string">
            <text:p>%sW/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54" office:value-type="string" calcext:value-type="string">
            <text:p>%swatt? per square %smeter per quartic %skelvin</text:p>
          </table:table-cell>
          <table:table-cell table:style-name="ce54" office:value-type="string" calcext:value-type="string">
            <text:p>%sW/%sm2/%sK4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IDEAL GAS LAW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AL CONDUCTIV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table:number-columns-repeated="3"/>
          <table:table-cell table:style-name="ce57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vacuum permittivity [ F / m ] = [ C2 ] /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NewtonSquareMeter?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NewtonSquareMeter?PerSquareCoulomb</text:p>
          </table:table-cell>
          <table:table-cell table:style-name="ce52"/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33" office:value-type="string" calcext:value-type="string">
            <text:p>// { MAGNET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WAVE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RELATIVITY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ttronvoltSecond?</text:p>
          </table:table-cell>
          <table:table-cell table:style-name="ce44" table:number-columns-repeated="3"/>
          <table:table-cell table:style-name="ce44" office:value-type="string" calcext:value-type="string">
            <text:p>%selet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office:value-type="string" calcext:value-type="string">
            <text:p>1.60217742320523E-019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joule square second [ J2 * s2 ] square Plan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Joule?</text:p>
          </table:table-cell>
          <table:table-cell table:style-name="ce47" office:value-type="string" calcext:value-type="string">
            <text:p>TSquareSecond?</text:p>
          </table:table-cell>
          <table:table-cell table:style-name="ce51" office:value-type="string" calcext:value-type="string">
            <text:p>square %sjoule square %ssecond?</text:p>
          </table:table-cell>
          <table:table-cell table:style-name="ce51" office:value-type="string" calcext:value-type="string">
            <text:p>%sJ2.%ss2</text:p>
          </table:table-cell>
          <table:table-cell table:style-name="ce47" table:number-columns-repeated="2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SquareMeter?PerSecond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NewtonCubicMeter?</text:p>
          </table:table-cell>
          <table:table-cell table:style-name="ce47" office:value-type="string" calcext:value-type="string">
            <text:p>TKilogram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/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Reciprocal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SquarePower</text:p>
          </table:table-cell>
          <table:table-cell table:style-name="ce47" office:value-type="string" calcext:value-type="string">
            <text:p>TKilogramSquareMeter?PerSecond</text:p>
          </table:table-cell>
          <table:table-cell table:style-name="ce47"/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33" office:value-type="string" calcext:value-type="string">
            <text:p>// { QUANTUM MECHANIC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kilogram [ m2 * A ] - magnetic momentum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meter %sampere?</text:p>
          </table:table-cell>
          <table:table-cell table:style-name="ce45" office:value-type="string" calcext:value-type="string">
            <text:p>%sm2.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Kilogra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Joule?PerTesla</text:p>
          </table:table-cell>
          <table:table-cell table:style-name="ce44" table:number-columns-repeated="3"/>
          <table:table-cell table:style-name="ce44" office:value-type="string" calcext:value-type="string">
            <text:p>%sjoule? per %stesla</text:p>
          </table:table-cell>
          <table:table-cell table:style-name="ce44" office:value-type="string" calcext:value-type="string">
            <text:p>%sJ/%sT</text:p>
          </table:table-cell>
          <table:table-cell table:style-name="ce44"/>
          <table:table-cell table:style-name="ce44" office:value-type="string" calcext:value-type="string">
            <text:p>TSquareMeterAmpere?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OTHERS UNIT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3" office:value-type="string" calcext:value-type="string">
            <text:p>// { VEC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SPEED AND ACCELERATION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33" office:value-type="string" calcext:value-type="string">
            <text:p>// { VEC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//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table:number-columns-repeated="2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%smeter?</text:p>
          </table:table-cell>
          <table:table-cell table:style-name="ce45" office:value-type="string" calcext:value-type="string">
            <text:p>%sN.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8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33" office:value-type="string" calcext:value-type="string">
            <text:p>// { VEC RECIPROCAL UNIT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47684">
          <table:table-cell table:number-columns-repeated="11"/>
        </table:table-row>
        <table:table-row table:style-name="ro2" table:number-rows-repeated="1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21:06:08.15990430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21:07:11.528451709</dc:date>
    <meta:editing-duration>P7DT18H1M39S</meta:editing-duration>
    <meta:editing-cycles>4594</meta:editing-cycles>
    <meta:generator>LibreOffice/24.2.3.2$Linux_X86_64 LibreOffice_project/420$Build-2</meta:generator>
    <meta:print-date>2023-03-25T21:17:20.703000000</meta:print-date>
    <meta:document-statistic meta:table-count="1" meta:cell-count="5113" meta:object-count="0"/>
  </office:meta>
</office:document-meta>
</file>